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d1e" officeooo:paragraph-rsid="000ddd1e"/>
    </style:style>
    <style:style style:name="P2" style:family="paragraph" style:parent-style-name="Standard">
      <style:text-properties officeooo:rsid="000e154a" officeooo:paragraph-rsid="000e154a"/>
    </style:style>
    <style:style style:name="P3" style:family="paragraph" style:parent-style-name="Standard">
      <style:text-properties officeooo:rsid="000e9647" officeooo:paragraph-rsid="000e9647"/>
    </style:style>
    <style:style style:name="P4" style:family="paragraph" style:parent-style-name="Standard">
      <style:text-properties officeooo:rsid="00101f9a" officeooo:paragraph-rsid="00101f9a"/>
    </style:style>
    <style:style style:name="P5" style:family="paragraph" style:parent-style-name="Standard">
      <style:text-properties officeooo:rsid="0011b06c" officeooo:paragraph-rsid="0011b06c"/>
    </style:style>
    <style:style style:name="P6" style:family="paragraph" style:parent-style-name="Standard">
      <style:text-properties officeooo:rsid="001457fd" officeooo:paragraph-rsid="001457fd"/>
    </style:style>
    <style:style style:name="P7" style:family="paragraph" style:parent-style-name="Standard">
      <style:text-properties officeooo:rsid="001576c2" officeooo:paragraph-rsid="001576c2"/>
    </style:style>
    <style:style style:name="P8" style:family="paragraph" style:parent-style-name="Standard">
      <style:text-properties officeooo:paragraph-rsid="001576c2"/>
    </style:style>
    <style:style style:name="P9" style:family="paragraph" style:parent-style-name="Standard">
      <style:text-properties officeooo:paragraph-rsid="001457fd"/>
    </style:style>
    <style:style style:name="T1" style:family="text">
      <style:text-properties fo:font-variant="normal" fo:text-transform="none" style:font-name="Roboto" fo:font-size="9.75pt" fo:letter-spacing="normal" fo:font-style="normal" fo:font-weight="normal"/>
    </style:style>
    <style:style style:name="T2" style:family="text">
      <style:text-properties officeooo:rsid="001457fd"/>
    </style:style>
    <style:style style:name="T3" style:family="text">
      <style:text-properties officeooo:rsid="00157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ies</text:p>
      <text:p text:style-name="P1"/>
      <text:p text:style-name="P3">Assignment1</text:p>
      <text:p text:style-name="P3"/>
      <text:p text:style-name="P9"><text:span text:style-name="T2">1. </text:span><text:span text:style-name="T1">Find out the PG-13 rated comedy movies. DO NOT use the film_list table.</text:span></text:p>
      <text:p text:style-name="P6"/>
      <text:p text:style-name="P6">Select f.film_id, f.title,f.rating,c.name <text:s/>from film f , category c , film_category fc</text:p>
      <text:p text:style-name="P6">where c.name='Comedy' and fc.film_id = f.film_id </text:p>
      <text:p text:style-name="P6">and c.category_id = fc.category_id</text:p>
      <text:p text:style-name="P6">and f.rating ='PG-13';</text:p>
      <text:p text:style-name="P6"/>
      <text:p text:style-name="P8"><text:span text:style-name="T3">2. </text:span><text:span text:style-name="T1">Find out the top 3 rented horror movies.</text:span></text:p>
      <text:p text:style-name="P7"/>
      <text:p text:style-name="P7">Select fl.title, COUNT(all fl.title) </text:p>
      <text:p text:style-name="P7">from film_list fl,rental r, inventory i</text:p>
      <text:p text:style-name="P7">where fl.category='Horror'</text:p>
      <text:p text:style-name="P7">and fl.FID = i.film_id</text:p>
      <text:p text:style-name="P7">and i.inventory_id = r.inventory_id</text:p>
      <text:p text:style-name="P7">group by fl.title</text:p>
      <text:p text:style-name="P7">order by count(all fl.title) desc</text:p>
      <text:p text:style-name="P7">limit 3;</text:p>
      <text:p text:style-name="P7"/>
      <text:p text:style-name="P7"/>
      <text:p text:style-name="P8"><text:span text:style-name="T3">3. </text:span><text:span text:style-name="T1">Find out the list of customers from India who have rented sports movies.</text:span></text:p>
      <text:p text:style-name="P8"><text:span text:style-name="T1"/></text:p>
      <text:p text:style-name="P7">select * from customer_list cl where cl.country='India' and ID in(</text:p>
      <text:p text:style-name="P7">select r.customer_id from film_list fl, rental r, inventory i</text:p>
      <text:p text:style-name="P7">where fl.category='Sports'</text:p>
      <text:p text:style-name="P7">and fl.FID = i.film_id</text:p>
      <text:p text:style-name="P7">and i.inventory_id = r.inventory_id);</text:p>
      <text:p text:style-name="P7"/>
      <text:p text:style-name="P7"/>
      <text:p text:style-name="P8"><text:span text:style-name="T3">4. </text:span><text:span text:style-name="T1">Find out the list of customers from Canada who have rented “NICK WAHLBERG” movies.</text:span></text:p>
      <text:p text:style-name="P7"/>
      <text:p text:style-name="P7">select * from customer_list cl</text:p>
      <text:p text:style-name="P7">where cl.country= 'Canada' and ID in </text:p>
      <text:p text:style-name="P7">(select r.customer_id from <text:s/>actor a ,film_actor fa, <text:s/>inventory i,rental r</text:p>
      <text:p text:style-name="P7">where</text:p>
      <text:p text:style-name="P7"><text:tab/>a.first_name='NICK' and a.last_name='WAHLBERG' and a.actor_id =fa.actor_id</text:p>
      <text:p text:style-name="P7"><text:tab/>and fa.film_id = i.film_id</text:p>
      <text:p text:style-name="P7"><text:tab/>and i.inventory_id = r.inventory_id);</text:p>
      <text:p text:style-name="P7"/>
      <text:p text:style-name="P7"/>
      <text:p text:style-name="P8"><text:span text:style-name="T3">5. </text:span><text:span text:style-name="T1">Find out the number of movies in which “SEAN WILLIAMS” acted.</text:span></text:p>
      <text:p text:style-name="P7"/>
      <text:p text:style-name="P7">select count(*) from film_list where FID in(</text:p>
      <text:p text:style-name="P7">select fa.film_id from film_actor fa,actor a</text:p>
      <text:p text:style-name="P7">where a.first_name='SEAN' and a.last_name='WILLIAMS'</text:p>
      <text:p text:style-name="P7">and fa.actor_id =a.actor_id)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Helvetica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5:21:04.188928584</meta:creation-date>
    <dc:date>2022-04-26T11:23:52.610449576</dc:date>
    <meta:editing-duration>PT3H5M4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206" meta:character-count="1433" meta:non-whitespace-character-count="1253"/>
  </office:meta>
</office:document-meta>
</file>